
<file path=META-INF/manifest.xml><?xml version="1.0" encoding="utf-8"?>
<!--<!DOCTYPE manifest:manifest PUBLIC "-//OpenOffice.org//DTD Manifest 1.0//EN" "Manifest.dtd">--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оговор №19 (от 30.05.2015)                     </text:p>
      <text:p text:style-name="Standard">    </text:p>
      <text:p text:style-name="Standard">Заказ №19</text:p>
      <text:p text:style-name="Standard">Клиент:  Darenko P.E. </text:p>
      <text:p text:style-name="Standard">Контактный телефон:  +79511453060     Электронная почта:  Nyrvot@mail.ru           </text:p>
      <text:p text:style-name="Standard">Тип: Shkaf_penal</text:p>
      <text:p text:style-name="Standard">Длина: 2200</text:p>
      <text:p text:style-name="Standard">Ширина: 700</text:p>
      <text:p text:style-name="Standard">Глубина: 600</text:p>
      <text:p text:style-name="Standard">Материал: kanadskii_dyb</text:p>
      <text:p text:style-name="Standard">Вставка: dyb_belenii</text:p>
      <text:p text:style-name="Standard">Дата выполнения: 30.05.2015 0:00:00 +03:00</text:p>
      <text:p text:style-name="Standard">Стоимость: 1155</text:p>
      <text:p text:style-name="Standard">Доставка: yes</text:p>
      <text:p text:style-name="Standard">Сборка: No</text:p>
      <text:p text:style-name="Standard"/>
      <text:p text:style-name="Standard">Подпись: </text:p>
      <text:p text:style-name="Standard">Заказчик: </text:p>
      <text:p text:style-name="Standard">Исполнитель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Illustration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ODL - An OpenDocument Library</meta:generator>
    <meta:initial-creator>Unknown Autor</meta:initial-creator>
    <meta:creation-date>2015-05-30T12:19:51</meta:creation-date>
    <dc:creator>Lars Behrmann</dc:creator>
    <dc:date>2015-05-30T12:19:51</dc:date>
    <dc:language>en-US</dc:language>
    <meta:editing-cycles>2</meta:editing-cycles>
    <meta:editing-duration>PT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19" meta:word-count="175" meta:character-count="439"/>
  </office:meta>
</office:document-meta>
</file>